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co1" style:family="table-column">
      <style:table-column-properties style:column-width="2.745cm" style:use-optimal-column-width="false"/>
    </style:style>
    <style:style style:name="co2" style:family="table-column">
      <style:table-column-properties style:column-width="2.744cm" style:use-optimal-column-width="false"/>
    </style:style>
    <style:style style:name="co3" style:family="table-column">
      <style:table-column-properties style:column-width="1.733cm" style:use-optimal-column-width="false"/>
    </style:style>
    <style:style style:name="co4" style:family="table-column">
      <style:table-column-properties style:column-width="3.069cm" style:use-optimal-column-width="false"/>
    </style:style>
    <style:style style:name="co5" style:family="table-column">
      <style:table-column-properties style:column-width="2.438cm" style:use-optimal-column-width="false"/>
    </style:style>
    <style:style style:name="co6" style:family="table-column">
      <style:table-column-properties style:column-width="3.477cm" style:use-optimal-column-width="false"/>
    </style:style>
    <style:style style:name="co7" style:family="table-column">
      <style:table-column-properties style:column-width="3.747cm" style:use-optimal-column-width="false"/>
    </style:style>
    <style:style style:name="co8" style:family="table-column">
      <style:table-column-properties style:column-width="1.67cm" style:use-optimal-column-width="false"/>
    </style:style>
    <style:style style:name="co9" style:family="table-column">
      <style:table-column-properties style:column-width="3.341cm" style:use-optimal-column-width="false"/>
    </style:style>
    <style:style style:name="co10" style:family="table-column">
      <style:table-column-properties style:column-width="3.144cm" style:use-optimal-column-width="false"/>
    </style:style>
    <style:style style:name="co11" style:family="table-column">
      <style:table-column-properties style:column-width="2.824cm" style:use-optimal-column-width="false"/>
    </style:style>
    <style:style style:name="co12" style:family="table-column">
      <style:table-column-properties style:column-width="4.699cm" style:use-optimal-column-width="false"/>
    </style:style>
    <style:style style:name="co13" style:family="table-column">
      <style:table-column-properties style:column-width="4.701cm" style:use-optimal-column-width="false"/>
    </style:style>
    <style:style style:name="co14" style:family="table-column">
      <style:table-column-properties style:column-width="4.22cm" style:use-optimal-column-width="false"/>
    </style:style>
    <style:style style:name="co15" style:family="table-column">
      <style:table-column-properties style:column-width="4.219cm" style:use-optimal-column-width="false"/>
    </style:style>
    <style:style style:name="co16" style:family="table-column">
      <style:table-column-properties style:column-width="4.634cm" style:use-optimal-column-width="false"/>
    </style:style>
    <style:style style:name="co17" style:family="table-column">
      <style:table-column-properties style:column-width="4.633cm" style:use-optimal-column-width="false"/>
    </style:style>
    <style:style style:name="ro1" style:family="table-row">
      <style:table-row-properties style:row-height="1.371cm"/>
    </style:style>
    <style:style style:name="ro2" style:family="table-row">
      <style:table-row-properties style:row-height="0.945cm"/>
    </style:style>
    <style:style style:name="ro3" style:family="table-row">
      <style:table-row-properties style:row-height="0.956cm"/>
    </style:style>
    <style:style style:name="ro4" style:family="table-row">
      <style:table-row-properties style:row-height="1.521cm"/>
    </style:style>
    <style:style style:name="ro5" style:family="table-row">
      <style:table-row-properties style:row-height="1.522cm"/>
    </style:style>
    <style:style style:name="ce1" style:family="table-cell">
      <style:graphic-properties style:repeat="repeat"/>
      <style:text-properties fo:font-size="14pt" style:font-size-asian="14pt" style:font-size-complex="14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size="15pt" style:font-size-asian="15pt" style:font-size-complex="15pt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3" draw:id="id3" draw:layer="layout" svg:width="10.979cm" svg:height="2.915cm" svg:x="1.535cm" svg:y="1.5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Post Num (PK)</text:span></text:p>
              </table:table-cell>
              <table:table-cell>
                <text:p text:style-name="P1"><text:span text:style-name="T1">LocalDate</text:span></text:p>
              </table:table-cell>
              <table:table-cell>
                <text:p><text:span text:style-name="T1">Question</text:span></text:p>
              </table:table-cell>
              <table:table-cell>
                <text:p><text:span text:style-name="T1">User (FK)</text:span></text:p>
              </table:table-cell>
            </table:table-row>
            <table:table-row table:style-name="ro2" table:default-cell-style-name="ce2">
              <table:table-cell>
                <text:p>1</text:p>
              </table:table-cell>
              <table:table-cell>
                <text:p><text:date style:data-style-name="D1" text:date-value="2016-08-23">8/23/16</text:date></text:p>
              </table:table-cell>
              <table:table-cell/>
              <table:table-cell>
                <text:p>1</text:p>
              </table:table-cell>
            </table:table-row>
            <table:table-row table:style-name="ro2" table:default-cell-style-name="ce2">
              <table:table-cell>
                <text:p>2</text:p>
              </table:table-cell>
              <table:table-cell>
                <text:p><text:date style:data-style-name="D1" text:date-value="2016-08-23">8/23/16</text:date></text:p>
              </table:table-cell>
              <table:table-cell/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22.619cm" svg:height="3.713cm" svg:x="6.08cm" svg:y="7.4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1">
              <table:table-cell>
                <text:p text:style-name="P1"><text:span text:style-name="T1">User</text:span></text:p>
                <text:p text:style-name="P1"><text:span text:style-name="T1">N</text:span></text:p>
                <text:p text:style-name="P1"><text:span text:style-name="T1">(PK)</text:span></text:p>
              </table:table-cell>
              <table:table-cell>
                <text:p text:style-name="P1"><text:span text:style-name="T1">Username</text:span></text:p>
              </table:table-cell>
              <table:table-cell>
                <text:p text:style-name="P1"><text:span text:style-name="T1">e-mail</text:span></text:p>
              </table:table-cell>
              <table:table-cell>
                <text:p text:style-name="P1"><text:span text:style-name="T1">password</text:span></text:p>
              </table:table-cell>
              <table:table-cell>
                <text:p text:style-name="P1"><text:span text:style-name="T1">LocalDate</text:span></text:p>
                <text:p text:style-name="P1"><text:span text:style-name="T1">(to join)</text:span></text:p>
              </table:table-cell>
              <table:table-cell>
                <text:p text:style-name="P1"><text:span text:style-name="T1">File pic</text:span></text:p>
              </table:table-cell>
              <table:table-cell>
                <text:p text:style-name="P1"><text:span text:style-name="T1">LocalDate</text:span></text:p>
                <text:p text:style-name="P1"><text:span text:style-name="T1">(birth)</text:span></text:p>
              </table:table-cell>
              <table:table-cell>
                <text:p text:style-name="P1"><text:span text:style-name="T1">IsPrivate</text:span></text:p>
              </table:table-cell>
            </table:table-row>
            <table:table-row table:style-name="ro2" table:default-cell-style-name="ce2">
              <table:table-cell>
                <text:p>1</text:p>
              </table:table-cell>
              <table:table-cell table:style-name="ce1">
                <text:p text:style-name="P1"><text:span text:style-name="T1">Hristo</text:span></text:p>
              </table:table-cell>
              <table:table-cell table:style-name="ce1">
                <text:p text:style-name="P1"><text:span text:style-name="T1">@gmail.com</text:span></text:p>
              </table:table-cell>
              <table:table-cell table:style-name="ce1">
                <text:p text:style-name="P1"><text:span text:style-name="T1">alabala</text:span></text:p>
              </table:table-cell>
              <table:table-cell>
                <text:p><text:date style:data-style-name="D1" text:date-value="2016-08-23">8/23/16</text:date></text:p>
              </table:table-cell>
              <table:table-cell/>
              <table:table-cell>
                <text:p><text:date style:data-style-name="D1" text:date-value="2016-08-23">8/23/16</text:date></text:p>
              </table:table-cell>
              <table:table-cell/>
            </table:table-row>
            <table:table-row table:style-name="ro2" table:default-cell-style-name="ce2">
              <table:table-cell>
                <text:p>2</text:p>
              </table:table-cell>
              <table:table-cell/>
              <table:table-cell/>
              <table:table-cell/>
              <table:table-cell>
                <text:p><text:date style:data-style-name="D1" text:date-value="2016-08-23">8/23/16</text:date></text:p>
              </table:table-cell>
              <table:table-cell/>
              <table:table-cell>
                <text:p><text:date style:data-style-name="D1" text:date-value="2016-08-23">8/23/16</text:date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xml:id="id2" draw:id="id2" draw:layer="layout" svg:width="5.647cm" svg:height="4.564cm" svg:x="20.005cm" svg:y="1.803cm">
          <table:table table:template-name="default" table:use-first-row-styles="true" table:use-banding-rows-styles="true">
            <table:table-column table:style-name="co11"/>
            <table:table-column table:style-name="co11"/>
            <table:table-row table:style-name="ro4" table:default-cell-style-name="ce3">
              <table:table-cell>
                <text:p text:style-name="P2"><text:span text:style-name="T2">Followed</text:span></text:p>
                <text:p text:style-name="P2"><text:span text:style-name="T2">(PK)</text:span></text:p>
              </table:table-cell>
              <table:table-cell>
                <text:p text:style-name="P2"><text:span text:style-name="T2">Followed by(PK)</text:span></text:p>
              </table:table-cell>
            </table:table-row>
            <table:table-row table:style-name="ro4" table:default-cell-style-name="ce2">
              <table:table-cell>
                <text:p>1</text:p>
              </table:table-cell>
              <table:table-cell>
                <text:p>3</text:p>
              </table:table-cell>
            </table:table-row>
            <table:table-row table:style-name="ro5" table:default-cell-style-name="ce2">
              <table:table-cell>
                <text:p>1</text:p>
              </table:table-cell>
              <table:table-cell>
                <text:p>2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1" draw:text-style-name="P3" draw:layer="layout" draw:type="curve" svg:x1="17.389cm" svg:y1="7.48cm" svg:x2="20.005cm" svg:y2="4.085cm" draw:start-shape="id1" draw:end-shape="id2" draw:end-glue-point="3" svg:d="M17389 7480c0-2264 872-3395 2616-3395" svg:viewBox="0 0 2617 3396">
          <text:p/>
        </draw:connector>
        <draw:connector draw:style-name="gr1" draw:text-style-name="P3" draw:layer="layout" draw:type="curve" svg:x1="28.699cm" svg:y1="9.336cm" svg:x2="25.652cm" svg:y2="4.085cm" draw:start-shape="id1" draw:end-shape="id2" draw:end-glue-point="1" svg:d="M28699 9336c751 0 2275-5251-3047-5251" svg:viewBox="0 0 3840 5252">
          <text:p/>
        </draw:connector>
        <draw:connector draw:style-name="gr1" draw:text-style-name="P3" draw:layer="layout" draw:type="curve" svg:x1="17.389cm" svg:y1="7.48cm" svg:x2="12.514cm" svg:y2="3.038cm" draw:start-shape="id1" draw:end-shape="id3" draw:end-glue-point="1" svg:d="M17389 7480c0-2962-1625-4442-4875-4442" svg:viewBox="0 0 4876 4443">
          <text:p/>
        </draw:connector>
        <draw:frame draw:style-name="standard" xml:id="id5" draw:id="id5" draw:layer="layout" svg:width="14.098cm" svg:height="2.888cm" svg:x="1.271cm" svg:y="16.573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3"/>
            <table:table-row table:style-name="ro2" table:default-cell-style-name="ce1">
              <table:table-cell>
                <text:p text:style-name="P1"><text:span text:style-name="T1">Hashtag N (PK)</text:span></text:p>
              </table:table-cell>
              <table:table-cell>
                <text:p text:style-name="P1"><text:span text:style-name="T1">Hashtag text</text:span></text:p>
              </table:table-cell>
              <table:table-cell>
                <text:p text:style-name="P1"><text:span text:style-name="T1">Counter</text:span></text:p>
              </table:table-cell>
            </table:table-row>
            <table:table-row table:style-name="ro2" table:default-cell-style-name="ce2">
              <table:table-cell>
                <text:p>1</text:p>
              </table:table-cell>
              <table:table-cell>
                <text:p>alaBala</text:p>
              </table:table-cell>
              <table:table-cell>
                <text:p>3</text:p>
              </table:table-cell>
            </table:table-row>
            <table:table-row table:style-name="ro2" table:default-cell-style-name="ce2">
              <table:table-cell>
                <text:p>1</text:p>
              </table:table-cell>
              <table:table-cell>
                <text:p>alaBala</text:p>
              </table:table-cell>
              <table:table-cell>
                <text:p>55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4" draw:id="id4" draw:layer="layout" svg:width="8.438cm" svg:height="2.915cm" svg:x="1.998cm" svg:y="13.109cm">
          <table:table table:template-name="default" table:use-first-row-styles="true" table:use-banding-rows-styles="true">
            <table:table-column table:style-name="co14"/>
            <table:table-column table:style-name="co15"/>
            <table:table-row table:style-name="ro2" table:default-cell-style-name="ce2">
              <table:table-cell>
                <text:p>Post</text:p>
              </table:table-cell>
              <table:table-cell>
                <text:p>Hashtag</text:p>
              </table:table-cell>
            </table:table-row>
            <table:table-row table:style-name="ro2" table:default-cell-style-name="ce2">
              <table:table-cell>
                <text:p>1</text:p>
              </table:table-cell>
              <table:table-cell>
                <text:p>2</text:p>
              </table:table-cell>
            </table:table-row>
            <table:table-row table:style-name="ro2" table:default-cell-style-name="ce2">
              <table:table-cell>
                <text:p>2</text:p>
              </table:table-cell>
              <table:table-cell>
                <text:p>0</text:p>
              </table:table-cell>
            </table:table-row>
          </table:table>
          <draw:image xlink:href="Pictures/TablePreview5.svm" xlink:type="simple" xlink:show="embed" xlink:actuate="onLoad"/>
        </draw:frame>
        <draw:connector draw:style-name="gr1" draw:text-style-name="P3" draw:layer="layout" draw:type="curve" svg:x1="1.535cm" svg:y1="3.038cm" svg:x2="1.998cm" svg:y2="14.566cm" draw:start-shape="id3" draw:end-shape="id4" draw:end-glue-point="3" svg:d="M1535 3038c-751 0-983 11528 463 11528" svg:viewBox="0 0 1059 11529">
          <text:p/>
        </draw:connector>
        <draw:connector draw:style-name="gr1" draw:text-style-name="P3" draw:layer="layout" draw:type="curve" svg:x1="8.32cm" svg:y1="16.573cm" svg:x2="6.217cm" svg:y2="13.109cm" draw:start-shape="id5" draw:start-glue-point="0" draw:end-shape="id4" svg:d="M8320 16573c0-5947-2103-4215-2103-3464" svg:viewBox="0 0 2104 4289">
          <text:p/>
        </draw:connector>
        <draw:frame draw:style-name="standard" xml:id="id6" draw:id="id6" draw:layer="layout" svg:width="9.267cm" svg:height="2.915cm" svg:x="16.726cm" svg:y="13.46cm">
          <table:table table:template-name="default" table:use-first-row-styles="true" table:use-banding-rows-styles="true">
            <table:table-column table:style-name="co16"/>
            <table:table-column table:style-name="co17"/>
            <table:table-row table:style-name="ro2" table:default-cell-style-name="ce1">
              <table:table-cell>
                <text:p text:style-name="P1"><text:span text:style-name="T1">Post</text:span></text:p>
              </table:table-cell>
              <table:table-cell>
                <text:p text:style-name="P1"><text:span text:style-name="T1">Users who likes it</text:span></text:p>
              </table:table-cell>
            </table:table-row>
            <table:table-row table:style-name="ro2" table:default-cell-style-name="ce2">
              <table:table-cell>
                <text:p>1</text:p>
              </table:table-cell>
              <table:table-cell>
                <text:p>2</text:p>
              </table:table-cell>
            </table:table-row>
            <table:table-row table:style-name="ro2" table:default-cell-style-name="ce2"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1" draw:text-style-name="P3" draw:layer="layout" draw:type="curve" svg:x1="17.389cm" svg:y1="11.193cm" svg:x2="21.359cm" svg:y2="13.46cm" draw:start-shape="id1" draw:end-shape="id6" svg:d="M17389 11193c0 1935 3970 802 3970 2267" svg:viewBox="0 0 3971 2268">
          <text:p/>
        </draw:connector>
        <draw:connector draw:style-name="gr1" draw:text-style-name="P3" draw:layer="layout" draw:type="curve" svg:x1="7.024cm" svg:y1="4.496cm" svg:x2="16.726cm" svg:y2="14.917cm" draw:start-shape="id3" draw:start-glue-point="2" draw:end-shape="id6" draw:end-glue-point="3" svg:d="M7024 4496c0 6948 3234 10421 9702 10421" svg:viewBox="0 0 9703 104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3T21:20:57.489971118</meta:creation-date>
    <dc:date>2016-08-23T23:16:24.266336179</dc:date>
    <meta:editing-duration>PT11M40S</meta:editing-duration>
    <meta:editing-cycles>1</meta:editing-cycles>
    <meta:document-statistic meta:object-count="13"/>
    <meta:generator>LibreOffice/4.2.8.2$Linux_X86_64 LibreOffice_project/420m0$Build-2</meta:generator>
  </office:meta>
</office:document-meta>
</file>